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91cm" style:rel-column-width="3821*"/>
    </style:style>
    <style:style style:name="Table2.B" style:family="table-column">
      <style:table-column-properties style:column-width="7.717cm" style:rel-column-width="29748*"/>
    </style:style>
    <style:style style:name="Table2.C" style:family="table-column">
      <style:table-column-properties style:column-width="0.286cm" style:rel-column-width="1101*"/>
    </style:style>
    <style:style style:name="Table2.D" style:family="table-column">
      <style:table-column-properties style:column-width="2.602cm" style:rel-column-width="10029*"/>
    </style:style>
    <style:style style:name="Table2.E" style:family="table-column">
      <style:table-column-properties style:column-width="2.293cm" style:rel-column-width="8839*"/>
    </style:style>
    <style:style style:name="Table2.F" style:family="table-column">
      <style:table-column-properties style:column-width="1.302cm" style:rel-column-width="5018*"/>
    </style:style>
    <style:style style:name="Table2.G" style:family="table-column">
      <style:table-column-properties style:column-width="1.102cm" style:rel-column-width="4249*"/>
    </style:style>
    <style:style style:name="Table2.H" style:family="table-column">
      <style:table-column-properties style:column-width="0.707cm" style:rel-column-width="27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26a4849" officeooo:paragraph-rsid="000dfe8d"/>
    </style:style>
    <style:style style:name="P2" style:family="paragraph" style:parent-style-name="Table_20_Contents">
      <style:text-properties officeooo:rsid="026cddf1" officeooo:paragraph-rsid="000dfe8d"/>
    </style:style>
    <style:style style:name="P3" style:family="paragraph" style:parent-style-name="Table_20_Contents">
      <style:text-properties officeooo:rsid="026c50a5" officeooo:paragraph-rsid="000dfe8d"/>
    </style:style>
    <style:style style:name="P4" style:family="paragraph" style:parent-style-name="Table_20_Contents">
      <style:text-properties officeooo:rsid="026f30f9" officeooo:paragraph-rsid="000dfe8d"/>
    </style:style>
    <style:style style:name="P5" style:family="paragraph" style:parent-style-name="Table_20_Contents">
      <style:text-properties officeooo:rsid="000ad9d2" officeooo:paragraph-rsid="000dfe8d"/>
    </style:style>
    <style:style style:name="P6" style:family="paragraph" style:parent-style-name="Table_20_Contents">
      <style:text-properties officeooo:rsid="026c265d" officeooo:paragraph-rsid="000dfe8d"/>
    </style:style>
    <style:style style:name="P7" style:family="paragraph" style:parent-style-name="Table_20_Contents">
      <style:text-properties officeooo:rsid="026d3a61" officeooo:paragraph-rsid="000dfe8d"/>
    </style:style>
    <style:style style:name="P8" style:family="paragraph" style:parent-style-name="Table_20_Contents">
      <style:text-properties officeooo:rsid="026e2322" officeooo:paragraph-rsid="000dfe8d"/>
    </style:style>
    <style:style style:name="P9" style:family="paragraph" style:parent-style-name="Table_20_Contents">
      <style:text-properties officeooo:paragraph-rsid="000dfe8d"/>
    </style:style>
    <style:style style:name="P10" style:family="paragraph" style:parent-style-name="Standard">
      <style:text-properties fo:font-weight="bold" officeooo:rsid="000dfe8d" officeooo:paragraph-rsid="000dfe8d" style:font-weight-asian="bold" style:font-weight-complex="bold"/>
    </style:style>
    <style:style style:name="P11" style:family="paragraph" style:parent-style-name="Standard">
      <style:text-properties fo:color="#ffff99" fo:language="pt" fo:country="PT" fo:font-style="italic" fo:font-weight="bold" fo:background-color="#009999" style:font-style-asian="italic" style:font-weight-asian="bold" style:font-style-complex="italic" style:font-weight-complex="bold"/>
    </style:style>
    <style:style style:name="P12" style:family="paragraph" style:parent-style-name="Standard">
      <style:text-properties officeooo:paragraph-rsid="000dfe8d"/>
    </style:style>
    <style:style style:name="P13" style:family="paragraph" style:parent-style-name="Standard">
      <style:text-properties fo:color="#336699" fo:font-weight="bold" officeooo:rsid="026f30f9" officeooo:paragraph-rsid="000dfe8d" style:font-weight-asian="bold" style:font-weight-complex="bold"/>
    </style:style>
    <style:style style:name="P14" style:family="paragraph" style:parent-style-name="Standard">
      <style:text-properties fo:color="#336699" fo:font-weight="bold" officeooo:rsid="026e2322" officeooo:paragraph-rsid="000dfe8d" style:font-weight-asian="bold" style:font-weight-complex="bold"/>
    </style:style>
    <style:style style:name="P15" style:family="paragraph" style:parent-style-name="Standard">
      <style:text-properties fo:language="pt" fo:country="PT" officeooo:paragraph-rsid="001bb56f"/>
    </style:style>
    <style:style style:name="P16" style:family="paragraph" style:parent-style-name="Standard">
      <style:text-properties fo:language="pt" fo:country="PT" officeooo:paragraph-rsid="0031d66a"/>
    </style:style>
    <style:style style:name="P17" style:family="paragraph" style:parent-style-name="Standard">
      <style:text-properties officeooo:paragraph-rsid="001bb56f"/>
    </style:style>
    <style:style style:name="T1" style:family="text">
      <style:text-properties fo:color="#009999" fo:font-weight="bold" officeooo:rsid="001b3a72" fo:background-color="#ffff99" loext:char-shading-value="0" style:font-weight-asian="bold" style:font-weight-complex="bold"/>
    </style:style>
    <style:style style:name="T2" style:family="text">
      <style:text-properties fo:color="#009999" fo:font-size="18pt" fo:font-style="italic" fo:font-weight="normal" officeooo:rsid="001b3a72" fo:background-color="#ffff99" loext:char-shading-value="0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color="#009999" fo:font-size="18pt" fo:font-style="italic" fo:font-weight="normal" officeooo:rsid="000e411a" fo:background-color="#ffff99" loext:char-shading-value="0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9999" fo:font-size="18pt" fo:font-style="italic" fo:font-weight="normal" officeooo:rsid="000e509a" fo:background-color="#ffff99" loext:char-shading-value="0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officeooo:rsid="000ad9d2"/>
    </style:style>
    <style:style style:name="T6" style:family="text">
      <style:text-properties officeooo:rsid="000c83c7"/>
    </style:style>
    <style:style style:name="T7" style:family="text">
      <style:text-properties officeooo:rsid="000dfe8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ff99" fo:font-weight="normal" fo:background-color="#ff0000" loext:char-shading-value="0" style:font-weight-asian="normal" style:font-weight-complex="normal"/>
    </style:style>
    <style:style style:name="T10" style:family="text">
      <style:text-properties fo:color="#ffff99" fo:font-style="italic" fo:font-weight="bold" fo:background-color="#ff0000" loext:char-shading-value="0" style:font-style-asian="italic" style:font-weight-asian="bold" style:font-style-complex="italic" style:font-weight-complex="bold"/>
    </style:style>
    <style:style style:name="T11" style:family="text">
      <style:text-properties officeooo:rsid="000e411a"/>
    </style:style>
    <style:style style:name="T12" style:family="text">
      <style:text-properties officeooo:rsid="000fc405"/>
    </style:style>
    <style:style style:name="T13" style:family="text">
      <style:text-properties officeooo:rsid="00106adc"/>
    </style:style>
    <style:style style:name="T14" style:family="text">
      <style:text-properties fo:language="pt" fo:country="PT"/>
    </style:style>
    <style:style style:name="T15" style:family="text">
      <style:text-properties fo:language="pt" fo:country="PT" officeooo:rsid="001ada18"/>
    </style:style>
    <style:style style:name="T16" style:family="text">
      <style:text-properties fo:language="pt" fo:country="PT" officeooo:rsid="001bb56f"/>
    </style:style>
    <style:style style:name="T17" style:family="text">
      <style:text-properties fo:language="pt" fo:country="PT" fo:font-weight="bold" style:font-weight-asian="bold" style:font-weight-complex="bold"/>
    </style:style>
    <style:style style:name="T18" style:family="text">
      <style:text-properties fo:language="pt" fo:country="PT" fo:font-weight="bold" officeooo:rsid="001caf7a" style:font-weight-asian="bold" style:font-weight-complex="bold"/>
    </style:style>
    <style:style style:name="T19" style:family="text">
      <style:text-properties fo:language="pt" fo:country="PT" officeooo:rsid="001e53eb"/>
    </style:style>
    <style:style style:name="T20" style:family="text">
      <style:text-properties fo:color="#ffcccc" fo:language="pt" fo:country="PT" fo:font-style="italic" fo:font-weight="bold" fo:background-color="#996633" loext:char-shading-value="0" style:font-style-asian="italic" style:font-weight-asian="bold" style:font-style-complex="italic" style:font-weight-complex="bold"/>
    </style:style>
    <style:style style:name="T21" style:family="text">
      <style:text-properties fo:color="#ffcccc" fo:language="pt" fo:country="PT" fo:font-style="italic" fo:font-weight="bold" officeooo:rsid="00170292" fo:background-color="#996633" loext:char-shading-value="0" style:font-style-asian="italic" style:font-weight-asian="bold" style:font-style-complex="italic" style:font-weight-complex="bold"/>
    </style:style>
    <style:style style:name="T22" style:family="text">
      <style:text-properties fo:color="#ffcccc" fo:language="pt" fo:country="PT" fo:font-style="italic" fo:font-weight="bold" officeooo:rsid="001897c3" fo:background-color="#996633" loext:char-shading-value="0" style:font-style-asian="italic" style:font-weight-asian="bold" style:font-style-complex="italic" style:font-weight-complex="bold"/>
    </style:style>
    <style:style style:name="T23" style:family="text">
      <style:text-properties fo:color="#ffcccc" fo:font-style="italic" fo:font-weight="bold" fo:background-color="#996633" loext:char-shading-value="0" style:font-style-asian="italic" style:font-weight-asian="bold" style:font-style-complex="italic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6b828" style:font-weight-asian="bold" style:font-weight-complex="bold"/>
    </style:style>
    <style:style style:name="T26" style:family="text">
      <style:text-properties fo:font-weight="bold" officeooo:rsid="0033221f" style:font-weight-asian="bold" style:font-weight-complex="bold"/>
    </style:style>
    <style:style style:name="T27" style:family="text">
      <style:text-properties fo:font-weight="bold" officeooo:rsid="0037a78c" style:font-weight-asian="bold" style:font-weight-complex="bold"/>
    </style:style>
    <style:style style:name="T28" style:family="text">
      <style:text-properties fo:font-weight="bold" fo:background-color="#996633" loext:char-shading-value="0" style:font-weight-asian="bold" style:font-weight-complex="bold"/>
    </style:style>
    <style:style style:name="T29" style:family="text">
      <style:text-properties fo:color="#661900" fo:language="pt" fo:country="PT" fo:font-weight="bold" style:font-weight-asian="bold" style:font-weight-complex="bold"/>
    </style:style>
    <style:style style:name="T30" style:family="text">
      <style:text-properties fo:color="#661900" fo:language="pt" fo:country="PT" fo:font-weight="bold" officeooo:rsid="001bb56f" style:font-weight-asian="bold" style:font-weight-complex="bold"/>
    </style:style>
    <style:style style:name="T31" style:family="text">
      <style:text-properties fo:color="#661900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color="#661900" fo:font-style="normal" fo:font-weight="bold" officeooo:rsid="00228ab5" style:font-style-asian="normal" style:font-weight-asian="bold" style:font-style-complex="normal" style:font-weight-complex="bold"/>
    </style:style>
    <style:style style:name="T33" style:family="text">
      <style:text-properties fo:color="#661900" fo:font-weight="bold" style:font-weight-asian="bold" style:font-weight-complex="bold"/>
    </style:style>
    <style:style style:name="T34" style:family="text">
      <style:text-properties fo:color="#661900" fo:font-weight="bold" officeooo:rsid="0030286f" style:font-weight-asian="bold" style:font-weight-complex="bold"/>
    </style:style>
    <style:style style:name="T35" style:family="text">
      <style:text-properties fo:color="#661900" fo:font-weight="bold" officeooo:rsid="00350466" style:font-weight-asian="bold" style:font-weight-complex="bold"/>
    </style:style>
    <style:style style:name="T36" style:family="text">
      <style:text-properties fo:color="#661900" fo:font-weight="bold" officeooo:rsid="00369ef7" style:font-weight-asian="bold" style:font-weight-complex="bold"/>
    </style:style>
    <style:style style:name="T37" style:family="text">
      <style:text-properties fo:color="#661900" fo:font-weight="bold" officeooo:rsid="0037a78c" style:font-weight-asian="bold" style:font-weight-complex="bold"/>
    </style:style>
    <style:style style:name="T38" style:family="text">
      <style:text-properties fo:color="#661900" fo:font-weight="bold" fo:background-color="#996633" loext:char-shading-value="0" style:font-weight-asian="bold" style:font-weight-complex="bold"/>
    </style:style>
    <style:style style:name="T39" style:family="text">
      <style:text-properties fo:color="#661900" fo:font-weight="bold" fo:background-color="transparent" loext:char-shading-value="0" style:font-weight-asian="bold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1e53eb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210ab8" style:font-style-asian="italic" style:font-weight-asian="bold" style:font-style-complex="italic" style:font-weight-complex="bold"/>
    </style:style>
    <style:style style:name="T44" style:family="text">
      <style:text-properties officeooo:rsid="00228ab5"/>
    </style:style>
    <style:style style:name="T45" style:family="text">
      <style:text-properties fo:color="#ffffff" fo:font-style="italic" fo:background-color="#996633" loext:char-shading-value="0" style:font-style-asian="italic" style:font-style-complex="italic"/>
    </style:style>
    <style:style style:name="T46" style:family="text">
      <style:text-properties fo:color="#ffffff" fo:font-style="italic" fo:font-weight="normal" fo:background-color="#996633" loext:char-shading-value="0" style:font-style-asian="italic" style:font-weight-asian="normal" style:font-style-complex="italic" style:font-weight-complex="normal"/>
    </style:style>
    <style:style style:name="T47" style:family="text">
      <style:text-properties fo:color="#ffffff" fo:font-weight="bold" fo:background-color="#996633" loext:char-shading-value="0" style:font-weight-asian="bold" style:font-weight-complex="bold"/>
    </style:style>
    <style:style style:name="T48" style:family="text">
      <style:text-properties officeooo:rsid="0024caaf"/>
    </style:style>
    <style:style style:name="T49" style:family="text">
      <style:text-properties officeooo:rsid="00285b64"/>
    </style:style>
    <style:style style:name="T50" style:family="text">
      <style:text-properties officeooo:rsid="002a3144"/>
    </style:style>
    <style:style style:name="T51" style:family="text">
      <style:text-properties officeooo:rsid="002cd291"/>
    </style:style>
    <style:style style:name="T52" style:family="text">
      <style:text-properties officeooo:rsid="0031d66a"/>
    </style:style>
    <style:style style:name="T53" style:family="text">
      <style:text-properties officeooo:rsid="0032e199"/>
    </style:style>
    <style:style style:name="T54" style:family="text">
      <style:text-properties officeooo:rsid="0033221f"/>
    </style:style>
    <style:style style:name="T55" style:family="text">
      <style:text-properties officeooo:rsid="0037a7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Getting MEAN with Mongo,Express, Angular and Node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">Output</text:p>
          </table:table-cell>
          <table:table-cell table:style-name="Table2.A1" office:value-type="string">
            <text:p text:style-name="P2">aulas</text:p>
          </table:table-cell>
          <table:table-cell table:style-name="Table2.A1" office:value-type="string">
            <text:p text:style-name="P2">questões</text:p>
          </table:table-cell>
          <table:table-cell table:style-name="Table2.A1" office:value-type="string">
            <text:p text:style-name="P3"/>
          </table:table-cell>
          <table:table-cell table:style-name="Table2.H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0">Definindo a linha base : <text:span text:style-name="T11">Introdução a full-stack desenvolvimento</text:span><text:line-break/>status: <text:span text:style-name="T9">em Andamento</text:span><text:line-break/>início: <text:span text:style-name="T8">03/02/16</text:span><text:line-break/>fim: <text:span text:style-name="T8">08/02/16</text:span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><text:span text:style-name="T5">Mapa</text:span>(1)</text:p>
            <text:p text:style-name="P2">Video (<text:span text:style-name="T5">1</text:span>),</text:p>
            <text:p text:style-name="P2"><text:span text:style-name="T6">Slide</text:span>(1)</text:p>
            <text:p text:style-name="P2"/>
          </table:table-cell>
          <table:table-cell table:style-name="Table2.A2" office:value-type="string">
            <text:p text:style-name="P4"><text:span text:style-name="T7">4</text:span>h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3">R1</text:p>
          </table:table-cell>
          <table:table-cell table:style-name="Table2.H2" office:value-type="string">
            <text:p text:style-name="P3">R2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4"/>
          </table:table-cell>
          <table:table-cell table:style-name="Table2.H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9"/>
          </table:table-cell>
        </table:table-row>
      </table:table>
      <text:p text:style-name="P12"/>
      <text:p text:style-name="Standard"><text:span text:style-name="T2">C</text:span><text:span text:style-name="T3">apítulo 1 : Definindo linha base : </text:span><text:span text:style-name="T4">Introdução ao desenvolvimento Full-Stack</text:span><text:span text:style-name="T3"><text:line-break/></text:span></text:p>
      <text:p text:style-name="P11"><text:bookmark text:name="result_box"/>Este capítulo cobre<text:line-break/>■ Os benefícios do desenvolvimento full-stack<text:line-break/>■ Uma visão geral dos componentes de pilha <text:span text:style-name="T12">MEAN</text:span><text:line-break/>■ O que faz a <text:s/><text:span text:style-name="T13">MEAN </text:span>empilhar tão convincente<text:line-break/>■ Uma visualização da aplicação vamos construir ao longo deste livro</text:p>
      <text:p text:style-name="P17"><text:span text:style-name="T10"><text:line-break/></text:span><text:span text:style-name="T23">Sumário</text:span><text:span text:style-name="T20"><text:line-break/>■ As diferentes tecnologias que compõem a pilha MÉDIA<text:line-break/>■Mongo DB como a camada de banco de dados<text:line-break/>■Node.js e expres</text:span><text:span text:style-name="T21">s</text:span><text:span text:style-name="T20"> trabalhando juntos para fornecer uma camada do servidor de aplicativos<text:line-break/>■ </text:span><text:span text:style-name="T21">Angular.js</text:span><text:span text:style-name="T20"> proporcionando uma incrível front-end, a camada de ligação de dados<text:line-break/></text:span><text:span text:style-name="T22">e c</text:span><text:span text:style-name="T20">omo os componentes de média trabalhar juntos<text:line-break/>■Algumas maneiras de estender a pilha MÉDIA com tecnologias adicionais<text:line-break/>■Como JavaScript desempenha um papel tão importante na pilha<text:line-break/></text:span><text:span text:style-name="T14"><text:line-break/></text:span><text:bookmark text:name="result_box2"/><text:span text:style-name="T14">Se você é como eu, então provavelmente você está impaciente para mergulhar em algum código e entrar no com a construção de algo. Mas vamos ter um momento primeiro de esclarecer o que se entende por desenvolvimento full-stack, e olhar para os componentes da pilha para se certificar de que você compreender </text:span><text:span text:style-name="T15">um </text:span><text:span text:style-name="T14">cada.<text:line-break/>Quando eu falo sobre desenvolvimento full-stack, eu realmente estou </text:span><text:span text:style-name="T29">falando sobre desenvolvimento </text:span><text:span text:style-name="T30">de </text:span><text:span text:style-name="T29">todas as partes de um site ou aplicativo</text:span><text:span text:style-name="T14">. A pilha completa começa com o banco de dados e web servidor no back-end, contém lógica de aplicação e </text:span><text:span text:style-name="T16">front-controller</text:span><text:span text:style-name="T14">, e<text:line-break/>vai todo o caminho até a interface do usuário.<text:line-break/></text:span></text:p>
      <text:p text:style-name="P17"><text:span text:style-name="T14">A pilha </text:span><text:span text:style-name="T16">MEAN </text:span><text:span text:style-name="T14">é composta por quatro principais tecnologias, com um elenco de apoio<text:line-break/>tecnologias:<text:line-break/>■ Banco de dados Mongo DB<text:line-break/>■ Express the framework web<text:line-break/>■ Quadro front-end angular JS the<text:line-break/>■ Node.js the servidor web<text:line-break/><text:line-break/><text:line-break/></text:span><text:soft-page-break/><text:span text:style-name="T14"><text:line-break/><text:line-break/>Mongo DB tem sido em torno desde 2007, e está ativamente mantido por Mongo DB Inc.,<text:line-break/>anteriormente conhecido como 10gen.<text:line-break/>Express foi lançada pela primeira vez em 2009 por T. J. Holowaychuk e desde então se tornou o<text:line-break/>mais estrutura popular para Node.js. É open source, com mais de 100 contribuição<text:line-break/>dores, e está ativamente desenvolvido e suportado.<text:line-break/>Angular JS é open source e apoiado pelo Google. Tem sido em torno desde 2010<text:line-break/>e está constantemente a ser desenvolvido e ampliado.<text:line-break/>Node.js foi criado em 2009, e seu desenvolvimento e manutenção são patrocinados<text:line-break/>por Joyent. Node.js usa open source do Google, motor V8 JavaScript em seu núcleo.<text:line-break/></text:span><text:span text:style-name="T17">1.1 Por que aprender </text:span><text:span text:style-name="T18">full-stack</text:span><text:span text:style-name="T17">?</text:span><text:span text:style-name="T14"><text:line-break/>Parece que uma enorme quantidade de trabalho! Bem, sim, é<text:line-break/>um monte de trabalho, mas também é muito gratificante. E com a </text:span><text:span text:style-name="T19">MEAN</text:span><text:span text:style-name="T14"> empilhá-la não é tão<text:line-break/>d</text:span><text:span text:style-name="T19">ifícil</text:span><text:span text:style-name="T14"> como você poderia pensar.<text:line-break/></text:span><text:span text:style-name="T17">1.1.1 Uma breve história do desenvolvimento web</text:span><text:span text:style-name="T14"><text:line-break/>Voltar nos primeiros dias da web, as pessoas não têm grandes expectativas de websites.<text:line-break/>Não muito ênfase foi dada à apresentação; era muito mais sobre o que era<text:line-break/>acontecendo nos bastidores. Normalmente, se você soubesse algo como Perl e poderia<text:line-break/>encadear um pouco de HTML, então você estava um desenvolvedor web.<text:line-break/>Como o uso da propagação internet, as empresas começaram a ter mais interesse em saber como<text:line-break/>a sua presença online retratou-los. Em combinação com o aumento do navegador<text:line-break/>apoio de Cascading Style Sheets (CSS) e JavaScript, este desejo começou a levar a<text:line-break/>implementações de front-end mais complicado. Não era mais um caso de poder<text:line-break/>encadear HTML; você precisava para passar o tempo na CSS e JavaScript, certificando-<text:line-break/>parecia certo e funcionou como esperado. E tudo isso precisava trabalhar em diferentes<text:line-break/>navegadores, que eram muito menos complacente do que são hoje.<text:line-break/>Este é o lugar onde a distinção entre o desenvolvedor front-end e back-end developer<text:line-break/>entrou. Figura 1.1 ilustra esta separação ao longo do tempo.<text:line-break/>Enquanto os desenvolvedores de back-end se concentraram sobre a mecânica por trás dos bastidores, os desenvolvedores de front-end focados em construir uma boa experiência do usuário. Conforme o tempo passava<text:line-break/>em, expectativas mais elevadas foram feitas de ambos os campos, encorajando esta tendência para con-<text:line-break/>tinuar. Os desenvolvedores geralmente tinha que escolher uma especialização e se concentrar nele.</text:span></text:p>
      <text:p text:style-name="P17"><text:span text:style-name="T14"/></text:p>
      <text:p text:style-name="P15"><text:bookmark text:name="result_box3"/><text:span text:style-name="T41">Ajudando os desenvolvedores </text:span><text:span text:style-name="T42">com</text:span><text:span text:style-name="T41"> bibliotecas e frameworks</text:span><text:span text:style-name="T40"><text:line-break/></text:span>Durante a década de 2000 bibliotecas e frameworks começou a se tornar popular e prevalente<text:line-break/>para as línguas mais comuns, na parte dianteira e back-ends. Pense Dojo e<text:line-break/>jQuery para front-end JavaScript, e CodeIgniter para PHP e Ruby on Rails. Estes<text:line-break/>quadros foram concebidos para tornar a sua vida como desenvolvedor mais fácil, reduzindo o barri-<text:line-break/>ers à entrada. Uma boa biblioteca ou quadro abstrai algumas das complexidades de<text:line-break/>desenvolvimento, permitindo que você codificar mais rápido e exige menos conhecimentos aprofundados. Este tendência para a simplificação resultou em um ressurgimento de desenvolvedores full-stack que construir tanto a parte frontal e a lógica da aplicação por trás dele, como figura 1.2 mostra.</text:p>
      <text:p text:style-name="P17"><text:span text:style-name="T14"/></text:p>
      <text:p text:style-name="P16"><text:bookmark text:name="result_box4"/><text:span text:style-name="T41">M</text:span><text:span text:style-name="T43">ovendo</text:span><text:span text:style-name="T41"> o código do aplicativo </text:span><text:span text:style-name="T43">para o front</text:span><text:line-break/>Continuando com a tendência para os quadros, os últimos anos têm visto um aumento<text:line-break/>tendência para deslocar a lógica da aplicação a partir do servidor para <text:span text:style-name="T44">o front-end</text:span>. Pense nisso como o back-end de codificação na extremidade dianteira. Alguns dos mais populares<text:line-break/>Frameworks JavaScript que fazem isso são Angular JS, Backbone e Ember.<text:line-break/><text:soft-page-break/><text:span text:style-name="T31">Firmemente o acoplamento do código do aplicativo para o front-end como esta realmente começa a di</text:span><text:span text:style-name="T32">minuir</text:span><text:span text:style-name="T31"> as </text:span><text:span text:style-name="T32">distâncias</text:span><text:span text:style-name="T31"> entre os desenvolvedores de front-end tradicional e back-end.</text:span> Uma das razões que as pessoas gostam de usar essa abordagem é que ela reduz a carga nos servidores, assim <text:span text:style-name="T33">reduzindo o custo</text:span>. O que você está fazendo é de fato o poder computacional necessário para a aplicação, empurrando essa carga nos navegadores dos usuários.<text:line-break/>Eu vou discutir os prós e contras dessa abordagem mais adiante no livro, e cobrir quando se<text:line-break/>pode ou não pode ser apropriado usar uma dessas tecnologias.<text:line-break/><text:span text:style-name="T24">1.1.2 A tendência para desenvolvedores full-stack</text:span><text:line-break/><text:span text:style-name="T45">Conforme discutido, os caminhos de front-end e back-end desenvolvedores estão se fundindo, e é<text:line-break/>inteiramente possível ser totalmente proficientes em ambas as disciplinas. Se você é um freelancer, consultor, ou parte de uma equipe pequena, sendo polivalente é extremamente útil, aumentando o<text:line-break/>valor que você pode oferecer para seus clientes.</text:span> Ser capaz de desenvolver o escopo completo de um<text:line-break/>site ou aplicação dá-lhe um melhor controlo global e pode ajudar as diferentes partes<text:line-break/>trabalhar perfeitamente em conjunto, como eles não foram construídos em isolamento por equipes separadas.<text:line-break/>Se você trabalhar como parte de uma grande equipe, em seguida, as chances são de que você vai precisar para se especializar em<text:line-break/>(ou, pelo menos, em foco) uma área. Mas é geralmente aconselhável para entender como o seu<text:line-break/>componente se encaixa com outros componentes, dando-lhe uma maior valorização do<text:line-break/>requisitos e objetivos de outras equipes e todo o projecto.<text:line-break/>No fim das contas, com base na pilha completa por si mesmo é muito gratificante. Cada parte<text:line-break/>vem com seus próprios desafios e problemas a resolver, manter as coisas interessantes. o<text:line-break/>tecnologia e as ferramentas disponíveis hoje aprimorar esta experiência, e capacitá-lo para<text:line-break/>construir grandes aplicações web de forma relativamente rápida e facilmente.<text:line-break/><text:span text:style-name="T24">1.1.3 Benefícios do desenvolvimento full-stack</text:span><text:line-break/>Há muitos benefícios para a aprendizagem desenvolvimento full-stack. Para começar, há o<text:line-break/>prazer de aprender coisas novas e brincar com as novas tecnologias, é claro. depois<text:line-break/>há também a satisfação de dominar algo diferente e a emoção de estar<text:line-break/>capaz de construir e lançar um aplicativo orientado a dados completo por si só.<text:line-break/>Os benefícios do trabalho em equipe incluem<text:line-break/>■Você está mais propenso a ter uma melhor visão do quadro maior de entendimento<text:line-break/>as diferentes áreas e como eles se encaixam.<text:line-break/><text:line-break/>■Você vai formar uma apreciação do que outras partes da equipe estão fazendo eo que<text:line-break/>eles precisam para ser bem sucedido.<text:line-break/><text:line-break/>■Os membros da equipe podem se mover mais livremente.<text:line-break/><text:line-break/>■Os benefícios adicionais quando se trabalha por si mesmo incluir<text:line-break/><text:line-break/>■Você pode construir aplicativos de ponta a ponta por si mesmo com nenhuma dependência em<text:line-break/>outras pessoas. Você tem mais habilidades, serviços e recursos para oferecer aos clientes.<text:line-break/><text:line-break/>Ao todo, há muito a ser dito para o desenvolvimento full-stack. A maioria dos mais<text:line-break/>desenvolvedores talentosos que eu conheci ter sido desenvolvedores full-stack. <text:span text:style-name="T48">A capacidade de ver a “Big picture” dá-lhe uma vantagem enorme.<text:line-break/><text:line-break/></text:span><text:bookmark text:name="result_box5"/><text:span text:style-name="T24">1.1.4 Por que <text:s/></text:span><text:span text:style-name="T25">MEAN</text:span><text:span text:style-name="T24"> </text:span><text:span text:style-name="T25">stack</text:span><text:span text:style-name="T24"> especificamente?</text:span><text:line-break/><text:span text:style-name="T45">A pilha MÉDIA reúne algumas das tecnologias web "best-of-breed" modernos<text:line-break/>numa pilha muito poderoso e flexível. Uma das grandes coisas sobre a pilha MÉDIA<text:line-break/>é que não só usa JavaScript no navegador, ele usa JavaScript por toda parte. Usando<text:line-break/>a pilha de dizer, você pode codificar tanto o front-end e back-end na mesma língua.</text:span><text:line-break/><text:soft-page-break/>O princípio tecnologia que permite que isso aconteça é Node.js, trazendo o JavaScript para<text:line-break/>o back-end.<text:line-break/><text:span text:style-name="T24">1.2 Introduzindo Node.js: O servidor web / plataforma</text:span><text:line-break/>Node.js é o “N” <text:span text:style-name="T49">de MEAN</text:span>. <text:s/>não significa que ele é o menos importante, é na verdade, a base da <text:span text:style-name="T50">stack</text:span>!<text:line-break/><text:span text:style-name="T39">Em poucas palavras, Node.js é uma plataforma de software que permite que você crie seu próprio<text:line-break/>aplicativos de servidor web e de construção de web em cima dela.</text:span> Node.js não é em si mesmo um servidor web, nem é um idioma. Ele contém uma biblioteca de servidor HTTP embutido, o que significa que você Não é necessário executar um programa separado servidor web como o Apache ou Internet Infor- Serviços de infor- (IIS). Esta última análise, dá-lhe maior controle sobre como seu web servidor funciona, mas também aumenta a complexidade de começá-lo instalado e funcionando.<text:line-break/>Com o PHP, por exemplo, você pode facilmente encontrar um servidor compartilhado running host<text:line-break/>Apache, enviar alguns arquivos através de FTP, e-todos sendo bem o seu site está em execução. este<text:line-break/>funciona porque o host já configurou o Apache para você e outras pessoas a utilizar.<text:line-break/>Com Node.js este não é o caso, como você configurar o servidor Node.js quando você cria<text:line-break/>sua aplicação. Muitos dos anfitriões web tradicionais estão atrás da curva em Node.js<text:line-break/>apoio, mas uma série de nova plataforma como serviço (PaaS) anfitriões estão surgindo para<text:line-break/>atender a essa necessidade, incluindo Heroku, Nodejitsu, e OpenShift. A abordagem para<text:line-break/>implantação de sites ao vivo nesses PaaS exércitos é diferente do modelo velho FTP, mas é<text:line-break/>muito fácil quando você pegar o jeito dele. Nós estaremos implantação de um site ao vivo para Heroku como nós ir através do livro.<text:line-break/>Uma abordagem alternativa para hospedar um aplicativo Node.js é fazer tudo sozinho em um<text:line-break/>servidor dedicado no qual você pode instalar qualquer coisa que você precisa. Mas servidor de produção administração é toda uma outra livro! E enquanto você poderia trocar de modo independente.<text:line-break/><text:span text:style-name="T24">1.2.1 JavaScript: A linguagem única através da pilha</text:span><text:line-break/>Uma das principais razões que Node.js está a ganhar ampla popularidade é que você codificá-lo<text:line-break/>em uma linguagem que a maioria dos desenvolvedores web já estão familiarizados com: JavaScript. Até Agora, se você quiser ser um desenvolvedor full-stack que teve de ser proficiente em, pelo menos, dois idiomas: JavaScript no front-end e outra coisa, como PHP ou Ruby on<text:line-break/>o back-end.<text:line-break/>A incursão da Microsoft em server-side JavaScript<text:line-break/>No final de 1990 a Microsoft lançou o Active Server Pages (agora conhecido como Clássico<text:line-break/>ASP). ASP poderia ser escrito em VBScript ou JavaScript, mas a versão de JavaScript<text:line-break/>não realmente decolar. Esta é em grande parte porque, na época, um monte de pessoas estavam familiarizados<text:line-break/>com o Visual Basic, VBScript que parece. A maioria dos livros e recursos on-line<text:line-break/>eram para VBScript, por isso snowballed para se tornar a linguagem "padrão" para Clas-<text:line-break/>sic ASP.<text:line-break/>Com o lançamento do Node.js você pode alavancar o que você já sabe e colocá-lo de usar<text:line-break/>no servidor. Uma das partes mais difíceis de aprender uma nova tecnologia como esta é aprendizagem<text:line-break/>ing a língua, mas se você já sabe um pouco de JavaScript, então você está um passo à frente!<text:line-break/>Há, naturalmente, uma curva de aprendizado quando se toma em Node.js, mesmo se você é um<text:line-break/>experiente front-end JavaScript desenvolvedor. Os desafios e obstáculos em server-<text:line-break/>programação lado são diferentes daqueles no front-end, mas você vai enfrentar essas não<text:line-break/>importa o que a tecnologia que você usa. No final frente você pode estar preocupado com MAK<text:line-break/>ing certeza que tudo funciona em uma variedade de diferentes navegadores em dispositivos diferentes. Ligar<text:line-break/>o servidor você é mais provável estar ciente do fluxo do código, para garantir que <text:span text:style-name="T51">a pilha</text:span> não <text:soft-page-break/>desperdiça recursos do sistema.<text:line-break/><text:line-break/><text:bookmark text:name="result_box6"/><text:span text:style-name="T24">1.2.2 Rápido, eficiente e escalável</text:span><text:line-break/>Outra razão para a popularidade do Node.js é, quando codificado corretamente, é extremamente<text:line-break/>rápido e faz uso muito eficiente dos recursos do sistema. Isso permite que uma aplicação Node.js<text:line-break/>ção para servir mais usuários em menos recursos do servidor do que a maioria da outra corrente principal tecnologias de servidor. <text:span text:style-name="T33">Assim, os empresários também gostam da idéia de Node.js porque pode reduzir os seus custos de funcionamento, mesmo em grande escala.</text:span><text:line-break/>Como ele faz isso? Node.js é leve em recursos do sistema porque <text:span text:style-name="T33">é </text:span><text:span text:style-name="T34">single-</text:span><text:span text:style-name="T33">threaded</text:span>, enquanto que <text:span text:style-name="T33">servidores web tradicionais são multithread</text:span>. Vamos dar uma olhada no que<text:line-break/>significa que, a partir de vários segmentos com a abordagem tradicional.<text:line-break/><text:span text:style-name="T41">Traditional multithreaded WEB SERVER</text:span><text:span text:style-name="T46"><text:line-break/>A maioria dos servidores atuais do grosso da população da web são de vários segmentos, incluindo Apache e IIS. O que isto significa é que cada novo visitante (ou sessão) é dado um "thread" em separado e quantidade de RAM associada, muitas vezes, cerca de 8 MB.</text:span><text:line-break/>Pensando em uma analogia do mundo real, imaginar duas pessoas entrando em um banco querendo<text:line-break/>fazer coisas separadas. Em um modelo de multithreaded que cada <text:s/><text:span text:style-name="T52">um </text:span>tinham <text:span text:style-name="T52">que</text:span> ir para um caixa de banco separado que iria lidar com seus pedidos, como mostrado na figura 1.3.<text:line-break/>Você pode ver na figura 1.3 que Simon vai para a Caixa de Banco 1 e Sally vai para o banco<text:line-break/>teller 2. <text:span text:style-name="T39">Nenhum dos lados tem conhecimento ou impactado pela outra.</text:span> Caixa de banco 1 trata<text:line-break/>Simon em toda a totalidade da operação e ninguém mais; o mesmo vale para<text:line-break/>Caixa de banco 2 e Sally.<text:line-break/>Esta abordagem funciona perfeitamente bem, desde que você tem <text:span text:style-name="T33">escrutinadores</text:span> suficiente para atender a clientes. Quando o banco <text:span text:style-name="T53">fica</text:span> agitado e os clientes superam os escrutinadores, que é<text:line-break/>quando o serviço começa a desacelerar e os clientes têm que esperar para ser visto. Enquanto<text:line-break/>bancos nem sempre se preocupar com isso muito, e parecem felizes em fazer a fila,</text:p>
      <text:p text:style-name="P15"><text:span text:style-name="T54">Isso</text:span> não é verdade para websites. Se um site é lento para responder é provável que você sai<text:span text:style-name="T54">a</text:span> e<text:line-break/>nunca volte.<text:line-break/>Esta é uma das razões pelas quais os servidores web são muitas vezes <text:span text:style-name="T54">super equipados</text:span> e têm assim<text:line-break/><text:span text:style-name="T54">muita </text:span>quantidade de memória RAM, mesmo que eles não precisam dele 90% do tempo. O hardware está configurado em tal forma a ser preparado para um enorme aumento no tráfego. É como a contratação de um banco 50 contadores de tempo integral e se mudar para um prédio maior, porque eles ocupados na hora do almoço.<text:line-break/>Certamente há uma maneira melhor, uma forma que é um pouco mais escalável? Aqui é onde um<text:span text:style-name="T54">a </text:span><text:s/>abordagem <text:span text:style-name="T54">single-threaded </text:span><text:s/>entra.<text:line-break/><text:span text:style-name="T24">UM </text:span><text:span text:style-name="T26">servidor Single </text:span><text:span text:style-name="T24">THREADED </text:span><text:line-break/>Um servidor Node.js é single-threaded e funciona de forma diferente do que a maneira de vários segmentos. <text:span text:style-name="T33">Ao invés de dar a cada visitante um thread único e um silo separado de recursos, cada visitante junta-se </text:span><text:span text:style-name="T36">a</text:span><text:span text:style-name="T33"> mesm</text:span><text:span text:style-name="T36">a</text:span><text:span text:style-name="T33"> </text:span><text:span text:style-name="T35">thread</text:span><text:span text:style-name="T33">. Um visitante </text:span><text:span text:style-name="T37">e a thread</text:span><text:span text:style-name="T33"> só interagem quando necessário, quando o visitante está solicitando algo ou o segmento está respondendo a uma solicitação.<text:line-break/>Voltando à analogia do caixa de banco, haveria apenas uma caixa que lida com<text:line-break/>todos os clientes.</text:span> Mas em vez de ir fora e gerenciar todas as solicitações end-to-end,<text:line-break/>os delegados de caixa para qualquer equipe tarefas que consomem tempo "back office" e lida com a<text:line-break/>próximo pedido. Figura 1.4 ilustra como isso pode funcionar, usando os mesmos dois pedidos<text:line-break/>a partir do exemplo de vários segmentos.</text:p>
      <text:p text:style-name="P15"><text:bookmark text:name="result_box7"/>Na abordagem single-threaded mostrado na figura 1.4, Sally e Simon tanto dar o seu<text:line-break/>solicitações para a mesma caixa de banco. Mas, em vez de lidar com um deles inteiramente<text:line-break/>antes do próximo, o narrador dá o primeiro pedido e passa-o para a melhor pessoa para<text:line-break/>lidar com ele, antes de tomar a próxima solicitação e fazer a mesma coisa. Quando o caixa<text:line-break/>é dito que a tarefa solicitada é concluída, a caixa, em seguida, passa este direto para<text:line-break/>o visitante que o solicitou.</text:p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4:17:29.957853283</meta:creation-date>
    <dc:date>2016-02-03T17:02:24.200422156</dc:date>
    <meta:editing-duration>PT2H29M23S</meta:editing-duration>
    <meta:editing-cycles>42</meta:editing-cycles>
    <meta:generator>LibreOffice/4.4.6.3$Linux_X86_64 LibreOffice_project/40m0$Build-3</meta:generator>
    <meta:document-statistic meta:table-count="1" meta:image-count="0" meta:object-count="0" meta:page-count="6" meta:paragraph-count="21" meta:word-count="2685" meta:character-count="16390" meta:non-whitespace-character-count="13703"/>
  </office:meta>
</office:document-meta>
</file>